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quot" svg:font-family="quot"/>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line-height="100%" style:shadow="none"/>
      <style:text-properties fo:color="#000000" style:font-name="Georgia" fo:font-size="10.5pt" fo:font-weight="normal" style:font-size-asian="10.5pt" style:font-weight-asian="normal" style:font-size-complex="10.5pt" style:font-weight-complex="normal"/>
    </style:style>
    <style:style style:name="P2" style:family="paragraph" style:parent-style-name="Text_20_body">
      <style:paragraph-properties fo:margin-top="0in" fo:margin-bottom="0in" fo:line-height="100%" style:shadow="none"/>
      <style:text-properties fo:color="#000000" style:font-name="Georgia" fo:font-size="10.5pt" fo:font-weight="normal" style:font-size-asian="10.5pt" style:font-weight-asian="normal" style:font-size-complex="10.5pt" style:font-weight-complex="normal"/>
    </style:style>
    <style:style style:name="P3" style:family="paragraph" style:parent-style-name="Text_20_body">
      <style:paragraph-properties fo:margin-top="0in" fo:margin-bottom="0in" fo:line-height="100%" fo:background-color="transparent">
        <style:background-image/>
      </style:paragraph-properties>
      <style:text-properties fo:color="#000000" style:font-name="Georgia" fo:font-size="10.5pt" fo:font-weight="normal" style:font-size-asian="10.5pt" style:font-weight-asian="normal" style:font-size-complex="10.5pt" style:font-weight-complex="normal"/>
    </style:style>
    <style:style style:name="P4" style:family="paragraph" style:parent-style-name="Text_20_body">
      <style:paragraph-properties fo:margin-top="0in" fo:margin-bottom="0in" fo:line-height="100%" fo:background-color="transparent">
        <style:background-image/>
      </style:paragraph-properties>
      <style:text-properties fo:color="#000000" style:font-name="Georgia" fo:font-size="10.5pt" fo:font-weight="normal"/>
    </style:style>
    <style:style style:name="P5" style:family="paragraph" style:parent-style-name="Text_20_body">
      <style:paragraph-properties fo:margin-top="0in" fo:margin-bottom="0in" fo:line-height="100%" fo:background-color="transparent">
        <style:background-image/>
      </style:paragraph-properties>
      <style:text-properties fo:color="#0a0a0a" style:font-name="quot" fo:font-weight="normal" style:font-weight-asian="normal" style:font-weight-complex="normal"/>
    </style:style>
    <style:style style:name="P6" style:family="paragraph" style:parent-style-name="Text_20_body">
      <style:paragraph-properties fo:margin-top="0in" fo:margin-bottom="0in" fo:line-height="100%" fo:background-color="transparent" fo:padding="0in" fo:border="none">
        <style:background-image/>
      </style:paragraph-properties>
      <style:text-properties fo:color="#000000" style:font-name="Georgia" fo:font-size="10.5pt" fo:font-weight="normal" style:font-size-asian="10.5pt" style:font-weight-asian="normal" style:font-size-complex="10.5pt" style:font-weight-complex="normal"/>
    </style:style>
    <style:style style:name="P7" style:family="paragraph" style:parent-style-name="Text_20_body">
      <style:paragraph-properties fo:margin-top="0in" fo:margin-bottom="0in" fo:line-height="100%" fo:background-color="transparent" fo:padding="0in" fo:border="none">
        <style:background-image/>
      </style:paragraph-properties>
    </style:style>
    <style:style style:name="P8" style:family="paragraph" style:parent-style-name="Text_20_body" style:master-page-name="">
      <style:paragraph-properties fo:line-height="100%" fo:text-align="center" style:justify-single-word="false" style:page-number="auto" style:shadow="none"/>
      <style:text-properties fo:color="#000000" style:font-name="Georgia" fo:font-size="14pt" style:font-size-asian="14pt" style:font-size-complex="14pt"/>
    </style:style>
    <style:style style:name="P9" style:family="paragraph" style:parent-style-name="Text_20_body">
      <style:paragraph-properties fo:margin-top="0in" fo:margin-bottom="0in" fo:line-height="100%" fo:background-color="transparent">
        <style:background-image/>
      </style:paragraph-properties>
      <style:text-properties fo:font-variant="normal" fo:text-transform="none" fo:color="#111111" style:text-line-through-style="none" style:font-name="Georgia" fo:font-size="10.5pt" fo:letter-spacing="normal" fo:font-style="normal" style:text-underline-style="none" fo:font-weight="normal" style:text-blinking="false" fo:background-color="transparen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size-asian="10.5pt" style:font-weight-asian="normal" style:font-size-complex="10.5pt"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line-through-style="none" style:text-underline-style="none" style:text-blinking="false" fo:background-color="transparent"/>
    </style:style>
    <style:style style:name="T7" style:family="text">
      <style:text-properties fo:color="#000000" style:font-name="Georgia" fo:font-size="10.5pt" fo:font-weight="bold" style:font-size-asian="10.5pt" style:font-weight-asian="bold" style:font-size-complex="10.5pt" style:font-weight-complex="bold"/>
    </style:style>
    <style:style style:name="T8" style:family="text">
      <style:text-properties fo:color="#000000" style:font-name="Georgia" fo:font-size="10.5pt" fo:font-weight="normal" style:font-size-asian="10.5pt" style:font-weight-asian="normal" style:font-size-complex="10.5pt" style:font-weight-complex="normal"/>
    </style:style>
    <style:style style:name="T9" style:family="text">
      <style:text-properties fo:color="#000000" style:font-name="Georgia" fo:font-size="10.5pt" style:font-size-asian="10.5pt" style:font-size-complex="10.5pt"/>
    </style:style>
    <style:style style:name="T10" style:family="text">
      <style:text-properties fo:color="#000000" style:text-line-through-style="none" style:font-name="Georgia" fo:font-size="10.5pt" style:text-underline-style="none" fo:font-weight="normal" style:text-blinking="false" fo:background-color="transparent" style:font-size-asian="10.5pt" style:font-weight-asian="normal" style:font-size-complex="10.5pt" style:font-weight-complex="normal"/>
    </style:style>
    <style:style style:name="T11" style:family="text">
      <style:text-properties fo:color="#444444" style:font-name="Georgia" fo:font-size="10.5pt" fo:font-weight="normal" fo:background-color="transparent" style:font-size-asian="10.5pt" style:font-weight-asian="normal" style:font-size-complex="10.5pt" style:font-weight-complex="normal"/>
    </style:style>
    <style:style style:name="T12" style:family="text">
      <style:text-properties fo:font-variant="normal" fo:text-transform="none" fo:color="#444444" style:text-line-through-style="none" style:font-name="Georgia" fo:font-size="10.5pt" fo:letter-spacing="normal" fo:font-style="normal" style:text-underline-style="none" fo:font-weight="normal" style:text-blinking="false" fo:background-color="transparent" style:font-size-asian="10.5pt" style:font-weight-asian="normal" style:font-size-complex="10.5pt" style:font-weight-complex="normal"/>
    </style:style>
    <style:style style:name="T13" style:family="text">
      <style:text-properties fo:font-variant="normal" fo:text-transform="none" fo:color="#111111" style:text-line-through-style="none" fo:letter-spacing="normal" fo:font-style="normal" style:text-underline-style="none" style:text-blinking="false" fo:background-color="transparent" style:font-size-asian="10.5pt" style:font-size-complex="10.5pt"/>
    </style:style>
    <style:style style:name="T14" style:family="text">
      <style:text-properties style:font-size-asian="10.5pt" style:font-weight-asian="normal" style:font-size-complex="10.5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IGNS OF THE END TIMES!</text:p>
      <text:p text:style-name="P3"><text:span text:style-name="T1">Text:</text:span> Matthew 24:3 <text:s/>“And as he sat upon the mount of Olives, the disciples came unto him privately, saying, Tell us, when shall these things be? and what shall be the sign of thy coming, and of the end of the world?”</text:p>
      <text:p text:style-name="P3"/>
      <text:p text:style-name="P3"><text:span text:style-name="T1">Introduction:</text:span> I believe that we are living in the very last days before the great coming of the Lord Jesus Christ. I am not looking for the ‘undertaker but for the upper taker’. No one knows the day or the hour but the Word is clear about the signs of His return.</text:p>
      <text:p text:style-name="P3"/>
      <text:p text:style-name="P3"><text:span text:style-name="T1">I. RESTORATION OF THE NATION OF JEWS.</text:span> Matthew 24:32-33 “Now learn a parable of the fig tree; When his branch is yet tender, and putteth forth leaves, ye know that summer is nigh: So likewise ye, when ye shall see all these things, know that it is near, even at the doors.”</text:p>
      <text:p text:style-name="P3"><text:s text:c="2"/><text:span text:style-name="T2">In 1948 <text:s/>Israel became a nation again</text:span>.</text:p>
      <text:p text:style-name="P3"/>
      <text:p text:style-name="P3"><text:span text:style-name="T5">II. NATION WILL RISE AGAINST NATION, KINGDOM AGAINST KINGDOM</text:span>. <text:s/>Matthew 24:7-8 <text:s/>“For nation shall rise against nation, and kingdom against kingdom: and there shall be famines, and pestilences, and earthquakes, in divers places. <text:s/>All these are the beginning of sorrows.”</text:p>
      <text:p text:style-name="P3"><text:s text:c="2"/><text:span text:style-name="T2">Never has there a time when there are more wars going on as now</text:span><text:span text:style-name="T4">. </text:span></text:p>
      <text:p text:style-name="P3"/>
      <text:p text:style-name="P6"><text:span text:style-name="T1">III. THERE WILL BE FAMINES IN VARIOUS PLACES</text:span>. <text:span text:style-name="T6">Mark 13:8</text:span> <text:s/>“For nation shall rise against nation, and kingdom against kingdom: and there shall be earthquakes in divers places, and there shall be famines and troubles: these are the beginnings of sorrows.”</text:p>
      <text:p text:style-name="P3"><text:s text:c="2"/><text:span text:style-name="T2">Half of the world is overweight and the other half is starving</text:span>.</text:p>
      <text:p text:style-name="P3"/>
      <text:p text:style-name="P7"><text:span text:style-name="T7">IV. THERE WILL BE PESTILENCES.</text:span><text:span text:style-name="T8"> </text:span><text:span text:style-name="T10">Luke 21:11</text:span><text:span text:style-name="T8"> <text:s/>“And great earthquakes shall be in divers places, and famines, and pestilences; and fearful sights and great signs shall there be from heaven.” a pestilence is a </text:span><text:span text:style-name="Strong_20_Emphasis"><text:span text:style-name="T11">deadly and overwhelming disease that affects an entire community</text:span></text:span><text:span text:style-name="T12">.</text:span></text:p>
      <text:p text:style-name="P3"><text:s text:c="2"/><text:span text:style-name="T2">We see this happening more and more. Diseases that we thought were eradicated are making a comeback in the U.S.A. Every year the flu strain seems to become more deadly and the vaccines; less effective. Over 160,000 Americans die from cancer each year. Aids is widely unreported but at epidemic levels</text:span>.</text:p>
      <text:p text:style-name="P3"/>
      <text:p text:style-name="P6"><text:span text:style-name="T1">V. PERVERTED SEXUAL PRACTICES</text:span>. <text:span text:style-name="T6">Luke 17:28</text:span> <text:s/>“Likewise also as it was in the days of Lot; they did eat, they drank, they bought, they sold, they planted, they builded;” <text:s/>II Timothy 3:2&amp;4 <text:s/>“For men shall be lovers of their own selves, covetous, boasters, proud, blasphemers, disobedient to parents, unthankful, unholy...Traitors, heady, highminded, lovers of pleasures more than lovers of God;”</text:p>
      <text:p text:style-name="P3"><text:s text:c="3"/><text:span text:style-name="T2">The morals of our nations keep declining. There is a push to legalize prostitution and lower the age of consent. The homosexual lifestyle is being pushed on our children in the public schools and laws are being passed to discourage any push back bu the Christian community</text:span>.</text:p>
      <text:p text:style-name="P3"/>
      <text:p text:style-name="P3"><text:span text:style-name="T1">VI. PEOPLE WILL BECOME</text:span>: II Timothy 3:1-5 <text:s/>“This know also, that in the last days perilous times shall come. For men shall be lovers of their own selves, covetous, boasters, proud, blasphemers, disobedient to parents, unthankful, unholy, Without natural affection, truce breakers, false accusers, incontinent, fierce, despisers of those that are good, Traitors, heady, highminded, lovers of pleasures more than lovers of God: Having a form of godliness, but denying the power thereof: from such turn away.”</text:p>
      <text:p text:style-name="P3">A. SELFISH<text:tab/>B. LOVERS OF MONEY<text:tab/>C. BOASTFUL<text:tab/><text:tab/>D. PROUD<text:tab/>E. BLASPHEMERS<text:tab/>F. DSOBEDIENT TO AUTHORITY</text:p>
      <text:p text:style-name="P3">G. UNGRATEFUL<text:tab/>H. <text:s/>UNNATURAL AFFECTIONS<text:tab/>I. TRUCE BREAKERS<text:tab/><text:tab/>J. LIARS<text:tab/>K. UNRESTRAINED PASSIONS</text:p>
      <text:p text:style-name="P3">L. LOVERS OF PLEASURE<text:tab/>M. SLANDEROUS<text:tab/>N. WITHOUT SELF CONTROL<text:tab/>O. BRUTAL<text:tab/>P. DISPISERS OF GOOD</text:p>
      <text:p text:style-name="P3">Q. TREACHEROUS<text:tab/>R. CONCEITED<text:tab/></text:p>
      <text:p text:style-name="P5"><text:soft-page-break/><text:span text:style-name="T7">VII. VIOLENCE AND CORRUPTION</text:span><text:span text:style-name="T9">: Genesis 6:11 <text:s/>“The earth also was corrupt before God, and the earth was filled with violence.”</text:span></text:p>
      <text:p text:style-name="P3"><text:s text:c="4"/><text:span text:style-name="T2">Murder has become the default button for nearly every angry or disappointed citizen of this country</text:span>.</text:p>
      <text:p text:style-name="P3"/>
      <text:p text:style-name="P3"><text:span text:style-name="T1">VIII. GOSPEL WILL BE PREACHED IN THE WHOLE WORLD</text:span>. <text:s/>Matthew 24:14 <text:s/>“And this gospel of the kingdom shall be preached in all the world for a witness unto all nations; and then shall the end come.”</text:p>
      <text:p text:style-name="P3"><text:s text:c="3"/><text:span text:style-name="T2">The use of modern technology has enabled the gospel to go where many missionaries were unable or unwilling to go.</text:span></text:p>
      <text:p text:style-name="P3"/>
      <text:p text:style-name="P3"><text:span text:style-name="T1">IX. BROTHER BETRAYS BROTHER</text:span>. Matthew 10:21 <text:s/>“And the brother shall deliver up the brother to death, and the father the child: and the children shall rise up against their parents, and cause them to be put to death.” <text:s/><text:span text:style-name="T6">Mark 13:12</text:span> <text:s/>“Now the brother shall betray the brother to death, and the father the son; and children shall rise up against their parents, and shall cause them to be put to death.”</text:p>
      <text:p text:style-name="P4"><text:span text:style-name="T14"><text:s text:c="3"/></text:span><text:span text:style-name="T3">Ever since the Cain killed Able there has been the sin of murder however never has there been the amount of murders within families as we hear of today</text:span><text:span text:style-name="T14">. </text:span><text:span text:style-name="T13">Of 909 victims of mass murder (defined as 4 victims within a 24-hour period) in the US from 1900 to 2000, more than half occurred within an immediate family. Although the total number of familicide cases are relatively rare, they are the most common form of mass killings.</text:span></text:p>
      <text:p text:style-name="P9"><text:s text:c="3"/>A survey of murder cases disposed in 1988 in the courts of large urban counties, found that 16% of murder victims were family members: 6.5% were killed by their spouses, 3.5% by their parents, 1.9% by their own children, 1.5% by their siblings, and 2.6% by other relatives. Women were 45% of the victims in murders involving family members but 18% of victims in other murders. Among family murder defendants, 35% were female <text:s/>Women were over half of the defendants (55%) in only one category of family murder: parents killing their offspring.</text:p>
      <text:p text:style-name="P3"/>
      <text:p text:style-name="P3"><text:span text:style-name="T1">X. AIR AND LAND WITH BE CONTAIMINATED</text:span>. Isaiah 51:6 <text:s/>“Lift up your eyes to the heavens, and look upon the earth beneath: for the heavens shall vanish away like smoke, and the earth shall wax old like a garment, and they that dwell therein shall die in like manner: but my salvation shall be for ever, and my righteousness shall not be abolished.”</text:p>
      <text:p text:style-name="P3"><text:s text:c="3"/><text:span text:style-name="T2">All we hear today is ‘global warming’ or ‘climate change</text:span>’. <text:s/>I do believe that the climate is changing; not from man's contamination but rather from the judgment of God. This problem won't be ended by getting rid of fossil fuels. It may be slowed by repentance but ultimately it will culminate with the rapture of the Church.</text:p>
      <text:p text:style-name="P3"/>
      <text:p text:style-name="P2"><text:span text:style-name="T1">XI. PEOPLE WILL LOVE ENTERTAINMENT, MONEY MAKING AND CONSTRUCTION</text:span>. <text:s/><text:span text:style-name="T6">Luke 17:28</text:span> <text:s/>“Likewise also as it was in the days of Lot; they did eat, they drank, they bought, they sold, they planted, they builded;”</text:p>
      <text:p text:style-name="P3"><text:s text:c="3"/><text:span text:style-name="T2">Smart Phones, TV, internet, music, movies and sports, add to this the extreme gambling options today and you have a pleasure driven society</text:span>. We live in an era when construction of all sorts is exploding beyond the wildest imaginations of previous generations.</text:p>
      <text:p text:style-name="P3"/>
      <text:p text:style-name="P3"><text:span text:style-name="T1">XII. TIME OF DECEIVING SPIRITS.</text:span> I Timothy 4:1 <text:s/>“Now the Spirit speaketh expressly, that in the latter times some shall depart from the faith, giving heed to seducing spirits, and doctrines of devils;”</text:p>
      <text:p text:style-name="P3"><text:s text:c="3"/><text:span text:style-name="T2">This is a time of the birth of many cults and false doctrines</text:span>. From the feel good theology of many Mega Church <text:s/>pastors to the death cults of the Jim Jones groups we live in an era of extreme false religions.</text:p>
      <text:p text:style-name="P3"/>
      <text:p text:style-name="P3"><text:span text:style-name="T1">XIII. BLASPHEMERS OF GOD</text:span>. II Timothy 3:2 <text:s/>“For men shall be lovers of their own selves, covetous, boasters, proud, blasphemers, …”</text:p>
      <text:p text:style-name="P3"><text:s text:c="3"/><text:span text:style-name="T2">You hear the Name of God and the Lord Jesus Christ cursed</text:span>. Why do we not hear the name of Buddha or Mohammad or other false gods used from those who curse? There is a reason: Our God is Real! The devil hates and fears the name of the Lord of heaven and earth.</text:p>
      <text:p text:style-name="P3"/>
      <text:p text:style-name="P6"><text:span text:style-name="T5">XIV. MANY WILL COME SAYING THEY ARE CHRIST</text:span>. I<text:span text:style-name="T6"> John 2:18</text:span> <text:s/>“Little children, it is the last time: and as ye have heard that antichrist shall come, even now are there many antichrists; whereby we know that it is the last time. Matthew 24:5 <text:s/>“For many shall come in my name, <text:soft-page-break/>saying, I am Christ; and shall deceive many.” <text:s/>Matthew 24:23 <text:s/>“Then if any man shall say unto you, Lo, here is Christ, or there; believe it not.”</text:p>
      <text:p text:style-name="P6">Another way of looking at this scripture is that many will come admitting that Jesus is Christ yet they will deceive many into a false religoin.</text:p>
      <text:p text:style-name="P3"><text:s text:c="3"/><text:span text:style-name="T2">The spirit of antichrist is seen through the media and films</text:span>. We live in an age/place where any god but the God of the Bible is acceptable.</text:p>
      <text:p text:style-name="P3"/>
      <text:p text:style-name="P3"><text:span text:style-name="T1">XV. CHURCH WILL BE LUKEWARM.</text:span> Revelation 3:16 “So then because thou art lukewarm, and neither cold nor hot, I will spue thee out of my mouth.” The church of this age seems more interested in the social Gospel and a feel good religion than a personal outpouring of God's presence in their midst. </text:p>
      <text:p text:style-name="P3"><text:s text:c="3"/><text:span text:style-name="T2">Many churches have traded the Board Room for the Upper Room.</text:span> The Board room works on problems but the Upper Room solved their problems. The fellowship hall has replaced the prayer closet in most churches today. <text:s/>They have soup suppers, tea parties and chicken dinners in place of the prayer meeting. They have in the mean time become as ‘weak as their tea’, ‘cold as their soup’ and as ‘dead as the chicken they eat’.</text:p>
      <text:p text:style-name="P3"><text:s text:c="3"/>We do not need the fireplace to heat our ‘Board Room’ but the the fire of the Holy Spirit to warm our cold hearts.</text:p>
      <text:p text:style-name="P3"/>
      <text:p text:style-name="P3"><text:span text:style-name="T1">XVI. FAST TRANSPORTATION</text:span>. Daniel 12:4 <text:s/>“But thou, O Daniel, shut up the words, and seal the book, even to the time of the end: many shall run to and fro, and knowledge shall be increased.” </text:p>
      <text:p text:style-name="P3"><text:s text:c="3"/><text:span text:style-name="T2">A <text:s/>preacher can preach in London, England in the morning and in New York the same day</text:span>. It has been done.</text:p>
      <text:p text:style-name="P3"/>
      <text:p text:style-name="P3"><text:span text:style-name="T1">XVII. THE ILLUSION OF PEACE</text:span>. I Thessalonians 5:2-3 <text:s/>“For yourselves know perfectly that the day of the Lord so cometh as a thief in the night. <text:s/>For when they shall say, Peace and safety; then sudden destruction cometh upon them, as travail upon a woman with child; and they shall not escape.”</text:p>
      <text:p text:style-name="P3"><text:s text:c="3"/><text:span text:style-name="T2">There will be not peace until Jesus brings peace</text:span>. Billy Graham once said, “ The way you can bring world peace is to make peace with God first” </text:p>
      <text:p text:style-name="P3"/>
      <text:p text:style-name="P3"><text:span text:style-name="T1">XVIII. THE NUMBER ‘666’ WILL BE REVEALED</text:span>. Revelation 13:16 -18 “And he causeth all, both small and great, rich and poor, free and bond, to receive a mark in their right hand, or in their foreheads: And that no man might buy or sell, save he that had the mark, or the name of the beast, or the number of his name. Here is wisdom. Let him that hath understanding count the number of the beast: for it is the number of a man; and his number is Six hundred threescore and six.”</text:p>
      <text:p text:style-name="P2"><text:s text:c="3"/><text:span text:style-name="T2">Every person will have their own mark</text:span> (probably a computer chip under the skin). It will be tied in with the world banking system and the only way to transact business.</text:p>
      <text:p text:style-name="P2"/>
      <text:p text:style-name="P6"><text:span text:style-name="T1">XIX. AN OUTPOURING OF THE HOLY SPIRIT</text:span>. <text:span text:style-name="T6">Joel 2:29</text:span> “And also upon the servants and upon the handmaids in those days will I pour out my spirit.”</text:p>
      <text:p text:style-name="P3"><text:s text:c="2"/><text:span text:style-name="T2">How will the righteous deal with the last days</text:span>? God promises the gift of His Holy Spirit. God is no respecter of persons.</text:p>
      <text:p text:style-name="P3"/>
      <text:p text:style-name="P6"><text:span text:style-name="T1">XX. DISASTERS THROUGHOUT THE WORLD, SIGNS IN THE HEAVEN</text:span>. <text:span text:style-name="T6">Luke 21:25</text:span> <text:s/>“And there shall be signs in the sun, and in the moon, and in the stars; and upon the earth distress of nations, with perplexity; the sea and the waves roaring;”</text:p>
      <text:p text:style-name="P3"><text:s text:c="3"/><text:span text:style-name="T2">We hear of natural disasters every day</text:span>; Tornadoes, earthquakes, fires...</text:p>
      <text:p text:style-name="P3"/>
      <text:p text:style-name="P3"><text:span text:style-name="T1">XXI. CONTAIMINATION DISTROYING THE EARTH</text:span>. Revelation 11:18 <text:s/>“And the nations were angry, and thy wrath is come, and the time of the dead, that they should be judged, and that thou shouldest give reward unto thy servants the prophets, and to the saints, and them that fear thy name, small and great; and shouldest destroy them which destroy the earth.”</text:p>
      <text:p text:style-name="P3"><text:s text:c="3"/><text:span text:style-name="T2">In America there is a great fear of the damage from</text:span> plastics and other man made things. There are many who are storing up food and survival stuff. Movies are made about the world after we destroy it.</text:p>
      <text:p text:style-name="P3"><text:soft-page-break/><text:span text:style-name="T1">XXII. NUCLEAR WEAPONS DISTROYING THE EARTH</text:span>. II Peter 3:10 <text:s/>“But the day of the Lord will come as a thief in the night; in the which the heavens shall pass away with a great noise, and the elements shall melt with fervent heat, the earth also and the works that are therein shall be burned up.”</text:p>
      <text:p text:style-name="P3"><text:s text:c="3"/><text:span text:style-name="T2">Nations are stock piling nuclear bombs</text:span>. <text:s/>Three Mile Island, Chernobyl, and the recent nuclear disaster in Japan have filled us with fear of the destructive power of man made power. This scripture is referencing The rapture of the church so no fear is appropriate for the Christian.</text:p>
      <text:p text:style-name="P3"/>
      <text:p text:style-name="P3"><text:span text:style-name="T1">XXIII. THE RETURN OF THE LORD JESUS CHRIST HIMSELF</text:span>. <text:s/>Matthew 24:30 <text:s/>“And then shall appear the sign of the Son of man in heaven: and then shall all the tribes of the earth mourn, and they shall see the Son of man coming in the clouds of heaven with power and great glory.” I Thessalonians 4:16-17 <text:s/>“For the Lord himself shall descend from heaven with a shout, with the voice of the archangel, and with the trump of God: and the dead in Christ shall rise first: Then we which are alive and remain shall be caught up together with them in the clouds, to meet the Lord in the air: and so shall we ever be with the Lord.” I Corinthians 15:50-56 <text:s/>“Now this I say, brethren, that flesh and blood cannot inherit the kingdom of God; neither doth corruption inherit incorruption. Behold, I show you a mystery; We shall not all sleep, but we shall all be changed, In a moment, in the twinkling of an eye, at the last trump: for the trumpet shall sound, and the dead shall be raised incorruptible, and we shall be changed. <text:s/>For this corruptible must put on incorruption, and this mortal must put on immortality. <text:s/>So when this corruptible shall have put on incorruption, and this mortal shall have put on immortality, then shall be brought to pass the saying that is written, Death is swallowed up in victory. <text:s/>O death, where is thy sting? O grave, where is thy victory? <text:s/>The sting of death is sin; and the strength of sin is the law.”</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quot" svg:font-family="quot"/>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Tice</meta:initial-creator>
    <meta:creation-date>2019-06-21T06:45:46.37</meta:creation-date>
    <dc:date>2019-06-21T07:24:54.04</dc:date>
    <dc:creator>Joel Tice</dc:creator>
    <meta:editing-duration>PT36M</meta:editing-duration>
    <meta:editing-cycles>5</meta:editing-cycles>
    <meta:generator>OpenOffice/4.1.3$Win32 OpenOffice.org_project/413m1$Build-9783</meta:generator>
    <meta:printed-by>Joel Tice</meta:printed-by>
    <meta:print-date>2019-06-21T07:14:50.21</meta:print-date>
    <meta:document-statistic meta:table-count="0" meta:image-count="0" meta:object-count="0" meta:page-count="4" meta:paragraph-count="54" meta:word-count="2379" meta:character-count="13393"/>
  </office:meta>
</office:document-meta>
</file>